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3125in" fo:margin-left="2.2021in" table:align="left"/>
    </style:style>
    <style:style style:name="Table1.A" style:family="table-column">
      <style:table-column-properties style:column-width="2.3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5in" fo:margin-left="2.2646in" table:align="left"/>
    </style:style>
    <style:style style:name="Table2.A" style:family="table-column">
      <style:table-column-properties style:column-width="2.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e3db" officeooo:paragraph-rsid="001de3db"/>
    </style:style>
    <style:style style:name="P2" style:family="paragraph" style:parent-style-name="Table_20_Contents">
      <style:text-properties officeooo:rsid="001f346a" officeooo:paragraph-rsid="001f346a"/>
    </style:style>
    <style:style style:name="P3" style:family="paragraph" style:parent-style-name="Table_20_Contents">
      <style:text-properties officeooo:rsid="001fca0b" officeooo:paragraph-rsid="001fca0b"/>
    </style:style>
    <style:style style:name="P4" style:family="paragraph" style:parent-style-name="Table_20_Contents">
      <style:text-properties officeooo:rsid="001fca0b" officeooo:paragraph-rsid="0021a73d"/>
    </style:style>
    <style:style style:name="P5" style:family="paragraph" style:parent-style-name="Table_20_Contents">
      <style:text-properties officeooo:rsid="0021a73d" officeooo:paragraph-rsid="0021a73d"/>
    </style:style>
    <style:style style:name="P6" style:family="paragraph">
      <style:paragraph-properties fo:text-align="center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Shape</text:p>
          </table:table-cell>
        </table:table-row>
        <table:table-row>
          <table:table-cell table:style-name="Table1.A2" office:value-type="string">
            <text:p text:style-name="P1">$name : string</text:p>
          </table:table-cell>
        </table:table-row>
        <table:table-row>
          <table:table-cell table:style-name="Table1.A2" office:value-type="string">
            <text:p text:style-name="P1"><draw:line text:anchor-type="paragraph" draw:z-index="0" draw:name="Shape1" draw:style-name="gr1" draw:text-style-name="P6" svg:x1="1.0957in" svg:y1="0.622in" svg:x2="1.1059in" svg:y2="0.2264in"><text:p/></draw:line>+show(): string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Triangle</text:p>
          </table:table-cell>
        </table:table-row>
        <table:table-row>
          <table:table-cell table:style-name="Table2.A2" office:value-type="string">
            <text:p text:style-name="P1">$side1: 1.0</text:p>
            <text:p text:style-name="P1">$side2: 1.0</text:p>
            <text:p text:style-name="P1">$side3: 1.0</text:p>
            <text:p text:style-name="P4">$color: string</text:p>
          </table:table-cell>
        </table:table-row>
        <table:table-row>
          <table:table-cell table:style-name="Table2.A2" office:value-type="string">
            <text:p text:style-name="P1">+Triangle()</text:p>
            <text:p text:style-name="P2">+Triangle($side1,$side2,side3)</text:p>
            <text:p text:style-name="P5">+setColor($color)</text:p>
            <text:p text:style-name="P5">+getColor(): string</text:p>
            <text:p text:style-name="P2">+setSide1($side1)</text:p>
            <text:p text:style-name="P2">+getSide1(): double</text:p>
            <text:p text:style-name="P2">+setSide2($side2)</text:p>
            <text:p text:style-name="P2">+getSide2(): double</text:p>
            <text:p text:style-name="P2">+setSide3($side3)</text:p>
            <text:p text:style-name="P2">+getSide3(): double</text:p>
            <text:p text:style-name="P3">+getPerimeter():double</text:p>
            <text:p text:style-name="P3">+getArea():double</text:p>
            <text:p text:style-name="P3">+toString():str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15:21.277828377</meta:creation-date>
    <dc:date>2020-04-10T23:41:53.892134936</dc:date>
    <meta:editing-duration>PT45M52S</meta:editing-duration>
    <meta:editing-cycles>1</meta:editing-cycles>
    <meta:document-statistic meta:table-count="2" meta:image-count="0" meta:object-count="0" meta:page-count="1" meta:paragraph-count="21" meta:word-count="32" meta:character-count="331" meta:non-whitespace-character-count="320"/>
    <meta:generator>LibreOffice/6.0.7.3$Linux_X86_64 LibreOffice_project/00m0$Build-3</meta:generator>
  </office:meta>
</office:document-meta>
</file>